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dar_2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RADAR CHART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TWO-DIMENSIONAL RADAR CHART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RADAR STYL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Lines</text:p>
          </table:table-cell>
          <table:table-cell table:number-columns-repeated="3" table:style-name="ce5"/>
          <table:table-cell office:value-type="string" table:style-name="ce5">
            <text:p>Lines and symbols</text:p>
          </table:table-cell>
          <table:table-cell table:number-columns-repeated="3" table:style-name="ce5"/>
          <table:table-cell office:value-type="string" table:style-name="ce5">
            <text:p>Filled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0" draw:style-name="a0" draw:name="Chart 1" svg:x="0.02083in" svg:y="0.02083in" svg:width="3.66667in" svg:height="2.7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" draw:style-name="a1" draw:name="Chart 2" svg:x="0.02083in" svg:y="0.02083in" svg:width="3.66667in" svg:height="2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" draw:style-name="a2" draw:name="Chart 3" svg:x="0.02083in" svg:y="0.02083in" svg:width="3.66667in" svg:height="2.7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LINE FORMATTING PROPERTI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VaryColors = on</text:p>
          </table:table-cell>
          <table:table-cell table:number-columns-repeated="3" table:style-name="ce5"/>
          <table:table-cell office:value-type="string" table:style-name="ce5">
            <text:p>VaryColors = on (not used with multiple series)</text:p>
          </table:table-cell>
          <table:table-cell table:number-columns-repeated="3" table:style-name="ce5"/>
          <table:table-cell office:value-type="string" table:style-name="ce5">
            <text:p>Smoothed = on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3" draw:style-name="a3" draw:name="Chart 4" svg:x="0.02083in" svg:y="0.02083in" svg:width="3.66667in" svg:height="2.7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4" draw:style-name="a4" draw:name="Chart 5" svg:x="0.02083in" svg:y="0.02083in" svg:width="3.66667in" svg:height="2.7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5" draw:style-name="a5" draw:name="Chart 6" svg:x="0.02083in" svg:y="0.02083in" svg:width="3.66667in" svg:height="2.7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SourceData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RADAR CHART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SOURCE DATA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table:number-columns-repeated="16380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8-04-22T07:44:05Z</meta:creation-date>
    <dc:date>2014-02-28T09:59:06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rad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rad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rad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rad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rad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rad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rad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rad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rad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rad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rad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rad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solid" draw:fill-color="#ffffff" draw:opacity="100%" draw:stroke="none"/>
    </style:style>
    <style:style style:family="chart" style:name="G0S0P0"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0P1"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0P2"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none" draw:stroke="solid" svg:stroke-width="0.03125in" svg:stroke-color="#7d60a0" svg:stroke-opacity="100%" draw:stroke-linejoin="round" svg:stroke-linecap="round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rad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rad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rad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rad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rad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rad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rad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rad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rad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rad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